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5600000300D9F9355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11cm, 12.983cm, 0cm, 8.09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13.513cm" svg:x="1.905cm" svg:y="0.864cm">
          <draw:image xlink:href="Pictures/100000010000055600000300D9F9355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59:16.959403605</meta:creation-date>
    <dc:date>2024-02-14T23:05:53.915573088</dc:date>
    <meta:editing-duration>PT6M38S</meta:editing-duration>
    <meta:editing-cycles>1</meta:editing-cycles>
    <meta:document-statistic meta:object-count="1"/>
    <meta:generator>LibreOffice/7.6.4.1$Linux_X86_64 LibreOffice_project/60$Build-1</meta:generator>
  </office:meta>
</office:document-meta>
</file>